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" svg:font-family="Mono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2">
      <style:text-properties style:font-name="Mono" fo:font-size="16pt" officeooo:rsid="00278fdd" officeooo:paragraph-rsid="00278fdd" style:font-size-asian="16pt" style:font-size-complex="16pt"/>
    </style:style>
    <style:style style:name="P2" style:family="paragraph" style:parent-style-name="Preformatted_20_Text">
      <style:text-properties style:font-name="Mono"/>
    </style:style>
    <style:style style:name="P3" style:family="paragraph" style:parent-style-name="Preformatted_20_Text">
      <style:text-properties style:font-name="Mono" fo:font-size="9pt" fo:font-weight="bold" style:font-size-asian="9pt" style:font-weight-asian="bold" style:font-size-complex="9pt" style:font-weight-complex="bold"/>
    </style:style>
    <style:style style:name="P4" style:family="paragraph" style:parent-style-name="Preformatted_20_Text">
      <style:text-properties officeooo:paragraph-rsid="00278fdd"/>
    </style:style>
    <style:style style:name="P5" style:family="paragraph" style:parent-style-name="Preformatted_20_Text">
      <style:text-properties officeooo:paragraph-rsid="00290f0f"/>
    </style:style>
    <style:style style:name="P6" style:family="paragraph" style:parent-style-name="Preformatted_20_Text">
      <style:paragraph-properties fo:margin-left="2.501cm" fo:margin-right="0cm" fo:text-indent="0cm" style:auto-text-indent="false"/>
    </style:style>
    <style:style style:name="P7" style:family="paragraph" style:parent-style-name="Preformatted_20_Text">
      <style:paragraph-properties fo:margin-left="2.501cm" fo:margin-right="0cm" fo:text-indent="0cm" style:auto-text-indent="false"/>
      <style:text-properties officeooo:paragraph-rsid="00278fdd"/>
    </style:style>
    <style:style style:name="P8" style:family="paragraph" style:parent-style-name="Text_20_body">
      <style:text-properties officeooo:paragraph-rsid="001c828b"/>
    </style:style>
    <style:style style:name="T1" style:family="text">
      <style:text-properties fo:color="#000000" style:font-name="Mono" fo:font-size="9.75pt"/>
    </style:style>
    <style:style style:name="T2" style:family="text">
      <style:text-properties fo:color="#000000" style:font-name="Mono" fo:font-size="9.75pt" fo:font-weight="bold" style:font-weight-asian="bold" style:font-weight-complex="bold"/>
    </style:style>
    <style:style style:name="T3" style:family="text">
      <style:text-properties fo:color="#000000" style:font-name="Mono" fo:font-size="9.75pt" officeooo:rsid="00278fdd"/>
    </style:style>
    <style:style style:name="T4" style:family="text">
      <style:text-properties fo:color="#000000" style:font-name="Mono" fo:font-size="9pt" officeooo:rsid="00278fdd" style:font-size-asian="9pt" style:font-size-complex="9pt"/>
    </style:style>
    <style:style style:name="T5" style:family="text">
      <style:text-properties style:font-name="Mono"/>
    </style:style>
    <style:style style:name="T6" style:family="text">
      <style:text-properties style:font-name="Mono" fo:font-size="9.75pt"/>
    </style:style>
    <style:style style:name="T7" style:family="text">
      <style:text-properties style:font-name="Mono" fo:font-size="9.75pt" fo:font-weight="bold" style:font-weight-asian="bold" style:font-weight-complex="bold"/>
    </style:style>
    <style:style style:name="T8" style:family="text">
      <style:text-properties style:font-name="Mono" fo:font-size="9.75pt" fo:font-weight="bold" officeooo:rsid="00278fdd" style:font-weight-asian="bold" style:font-weight-complex="bold"/>
    </style:style>
    <style:style style:name="T9" style:family="text">
      <style:text-properties style:font-name="Mono" fo:font-size="9.75pt" fo:font-weight="bold" officeooo:rsid="00290f0f" style:font-weight-asian="bold" style:font-weight-complex="bold"/>
    </style:style>
    <style:style style:name="T10" style:family="text">
      <style:text-properties style:font-name="Mono" fo:font-size="9.75pt" officeooo:rsid="00278fdd"/>
    </style:style>
    <style:style style:name="T11" style:family="text">
      <style:text-properties style:font-name="Mono" fo:font-weight="bold" style:font-weight-asian="bold" style:font-weight-complex="bold"/>
    </style:style>
    <style:style style:name="T12" style:family="text">
      <style:text-properties style:font-name="Mono" fo:font-weight="bold" officeooo:rsid="00290f0f" style:font-weight-asian="bold" style:font-weight-complex="bold"/>
    </style:style>
    <style:style style:name="T13" style:family="text">
      <style:text-properties style:font-name="Mono" fo:font-size="9pt" officeooo:rsid="00278fdd" style:font-size-asian="9pt" style:font-size-complex="9pt"/>
    </style:style>
    <style:style style:name="T14" style:family="text">
      <style:text-properties style:font-name="Mono" fo:font-size="9pt" officeooo:rsid="0020c42f" style:font-size-asian="9pt" style:font-size-complex="9pt"/>
    </style:style>
    <style:style style:name="T15" style:family="text">
      <style:text-properties style:font-name="Mono" fo:font-size="9pt" officeooo:rsid="00290f0f" style:font-size-asian="9pt" style:font-size-complex="9pt"/>
    </style:style>
    <style:style style:name="T16" style:family="text">
      <style:text-properties style:font-name="Mono" officeooo:rsid="00290f0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Kiss from a rose</text:h>
      <text:p text:style-name="P8"><text:span text:style-name="T13">Seal 1994. In Batman Forever 1995. Kein Oscar, da das Lied schon vorher </text:span><text:span text:style-name="T15">veröffentlicht wurde</text:span><text:span text:style-name="T13">. In den meisten Ländern #1 1995. <text:s/></text:span><text:span text:style-name="T14"><text:tab/><text:tab/><text:tab/><text:tab/><text:tab/><text:tab/><text:tab/><text:tab/><text:tab/><text:tab/></text:span><text:span text:style-name="T5"><text:tab/></text:span></text:p>
      <text:p text:style-name="P4"><text:span text:style-name="Source_20_Text"><text:span text:style-name="T5"><text:s text:c="10"/></text:span></text:span><text:span text:style-name="Source_20_Text"><text:span text:style-name="T1">Gm</text:span></text:span><text:span text:style-name="Source_20_Text"><text:span text:style-name="T6"> <text:s text:c="14"/></text:span></text:span><text:span text:style-name="Source_20_Text"><text:span text:style-name="T1">F</text:span></text:span><text:span text:style-name="Source_20_Text"><text:span text:style-name="T6"> <text:s text:c="13"/></text:span></text:span><text:span text:style-name="Source_20_Text"><text:span text:style-name="T1">G<text:tab/><text:tab/><text:tab/><text:tab/><text:tab/></text:span></text:span><text:span text:style-name="Source_20_Text"><text:span text:style-name="T4">129</text:span></text:span></text:p>
      <text:p text:style-name="Preformatted_20_Text"><text:span text:style-name="Source_20_Text"><text:span text:style-name="T6">Ba ya <text:s text:c="4"/>ya <text:s text:c="5"/>ba da <text:s text:c="3"/>ba <text:s text:c="3"/>da da <text:s text:c="3"/>da <text:s text:c="3"/>Ba ya ya ba ya</text:span></text:span></text:p>
      <text:p text:style-name="P2"/>
      <text:p text:style-name="Preformatted_20_Text"><text:span text:style-name="Source_20_Text"><text:span text:style-name="T1">G</text:span></text:span><text:span text:style-name="Source_20_Text"><text:span text:style-name="T6"> <text:s text:c="30"/></text:span></text:span><text:span text:style-name="Source_20_Text"><text:span text:style-name="T1">Eb</text:span></text:span><text:span text:style-name="Source_20_Text"><text:span text:style-name="T6"> <text:s text:c="8"/></text:span></text:span><text:span text:style-name="Source_20_Text"><text:span text:style-name="T1">F</text:span></text:span><text:span text:style-name="Source_20_Text"><text:span text:style-name="T6"> <text:s text:c="9"/></text:span></text:span><text:span text:style-name="Source_20_Text"><text:span text:style-name="T1">G</text:span></text:span></text:p>
      <text:p text:style-name="Preformatted_20_Text"><text:span text:style-name="Source_20_Text"><text:span text:style-name="T5"><text:s text:c="5"/></text:span></text:span><text:span text:style-name="Source_20_Text"><text:span text:style-name="T6">There used to be a graying tow-er <text:s/>a-lone on the sea</text:span></text:span></text:p>
      <text:p text:style-name="Preformatted_20_Text"><text:span text:style-name="Source_20_Text"><text:span text:style-name="T5"><text:s text:c="15"/></text:span></text:span><text:span text:style-name="Source_20_Text"><text:span text:style-name="T1">Eb</text:span></text:span><text:span text:style-name="Source_20_Text"><text:span text:style-name="T6"> <text:s text:c="10"/></text:span></text:span><text:span text:style-name="Source_20_Text"><text:span text:style-name="T1">F</text:span></text:span><text:span text:style-name="Source_20_Text"><text:span text:style-name="T6"> <text:s text:c="11"/></text:span></text:span><text:span text:style-name="Source_20_Text"><text:span text:style-name="T1">G</text:span></text:span></text:p>
      <text:p text:style-name="Preformatted_20_Text"><text:span text:style-name="Source_20_Text"><text:span text:style-name="T6">You became the light on the dark side of me</text:span></text:span></text:p>
      <text:p text:style-name="Preformatted_20_Text"><text:span text:style-name="Source_20_Text"><text:span text:style-name="T5"><text:s text:c="19"/></text:span></text:span><text:span text:style-name="Source_20_Text"><text:span text:style-name="T1">F</text:span></text:span><text:span text:style-name="Source_20_Text"><text:span text:style-name="T6"> <text:s text:c="14"/></text:span></text:span><text:span text:style-name="Source_20_Text"><text:span text:style-name="T1">C</text:span></text:span><text:span text:style-name="Source_20_Text"><text:span text:style-name="T6"> <text:s text:c="15"/></text:span></text:span><text:span text:style-name="Source_20_Text"><text:span text:style-name="T1">G</text:span></text:span></text:p>
      <text:p text:style-name="Preformatted_20_Text"><text:span text:style-name="Source_20_Text"><text:span text:style-name="T6">But love remains a drug that's the high and not the pill</text:span></text:span></text:p>
      <text:p text:style-name="Preformatted_20_Text"><text:span text:style-name="Source_20_Text"><text:span text:style-name="T5"><text:s text:c="31"/></text:span></text:span><text:span text:style-name="Source_20_Text"><text:span text:style-name="T1">Gm</text:span></text:span><text:span text:style-name="Source_20_Text"><text:span text:style-name="T6"> <text:s text:c="7"/></text:span></text:span><text:span text:style-name="Source_20_Text"><text:span text:style-name="T1">Eb</text:span></text:span><text:span text:style-name="Source_20_Text"><text:span text:style-name="T6"> <text:s text:c="9"/></text:span></text:span><text:span text:style-name="Source_20_Text"><text:span text:style-name="T1">F</text:span></text:span></text:p>
      <text:p text:style-name="Preformatted_20_Text"><text:span text:style-name="Source_20_Text"><text:span text:style-name="T6">But did you know, that when it snows, my eyes become large</text:span></text:span></text:p>
      <text:p text:style-name="Preformatted_20_Text"><text:span text:style-name="Source_20_Text"><text:span text:style-name="T5"><text:s text:c="8"/></text:span></text:span><text:span text:style-name="Source_20_Text"><text:span text:style-name="T1">Eb</text:span></text:span><text:span text:style-name="Source_20_Text"><text:span text:style-name="T6"> <text:s text:c="12"/></text:span></text:span><text:span text:style-name="Source_20_Text"><text:span text:style-name="T1">F</text:span></text:span><text:span text:style-name="Source_20_Text"><text:span text:style-name="T6"> <text:s text:c="13"/></text:span></text:span><text:span text:style-name="Source_20_Text"><text:span text:style-name="T1">G</text:span></text:span></text:p>
      <text:p text:style-name="Preformatted_20_Text"><text:span text:style-name="Source_20_Text"><text:span text:style-name="T6">And the light that you shine can't be seen</text:span></text:span></text:p>
      <text:p text:style-name="P2"/>
      <text:p text:style-name="P6"><text:span text:style-name="Source_20_Text"><text:span text:style-name="T11"><text:s text:c="5"/></text:span></text:span><text:span text:style-name="Source_20_Text"><text:span text:style-name="T2">G</text:span></text:span><text:span text:style-name="Source_20_Text"><text:span text:style-name="T7"> <text:s text:c="21"/></text:span></text:span><text:span text:style-name="Source_20_Text"><text:span text:style-name="T2">Eb</text:span></text:span><text:span text:style-name="Source_20_Text"><text:span text:style-name="T7"> <text:s text:c="9"/></text:span></text:span><text:span text:style-name="Source_20_Text"><text:span text:style-name="T2">F</text:span></text:span><text:span text:style-name="Source_20_Text"><text:span text:style-name="T7"> <text:s text:c="10"/></text:span></text:span><text:span text:style-name="Source_20_Text"><text:span text:style-name="T2">G</text:span></text:span></text:p>
      <text:p text:style-name="P6"><text:span text:style-name="Source_20_Text"><text:span text:style-name="T7">Ba - by, I compare you to a kiss from a rose on the grey</text:span></text:span></text:p>
      <text:p text:style-name="P6"><text:span text:style-name="Source_20_Text"><text:span text:style-name="T11"><text:s text:c="26"/></text:span></text:span><text:span text:style-name="Source_20_Text"><text:span text:style-name="T2">F</text:span></text:span><text:span text:style-name="Source_20_Text"><text:span text:style-name="T7"> <text:s text:c="15"/></text:span></text:span><text:span text:style-name="Source_20_Text"><text:span text:style-name="T2">Fsus4</text:span></text:span><text:span text:style-name="Source_20_Text"><text:span text:style-name="T7"> <text:s text:c="16"/></text:span></text:span><text:span text:style-name="Source_20_Text"><text:span text:style-name="T2">G</text:span></text:span></text:p>
      <text:p text:style-name="P6"><text:span text:style-name="Source_20_Text"><text:span text:style-name="T7">The more I get of you the stran - ger it <text:s text:c="2"/>feels, <text:s text:c="6"/>yeah ...</text:span></text:span></text:p>
      <text:p text:style-name="P6"><text:span text:style-name="Source_20_Text"><text:span text:style-name="T11"><text:s text:c="18"/></text:span></text:span><text:span text:style-name="Source_20_Text"><text:span text:style-name="T2">Eb</text:span></text:span><text:span text:style-name="Source_20_Text"><text:span text:style-name="T7"> <text:s text:c="8"/></text:span></text:span><text:span text:style-name="Source_20_Text"><text:span text:style-name="T2">F</text:span></text:span></text:p>
      <text:p text:style-name="P6"><text:span text:style-name="Source_20_Text"><text:span text:style-name="T7">And now that your rose is in bloom</text:span></text:span></text:p>
      <text:p text:style-name="P6"><text:span text:style-name="Source_20_Text"><text:span text:style-name="T11"><text:s text:c="2"/></text:span></text:span><text:span text:style-name="Source_20_Text"><text:span text:style-name="T2">Eb</text:span></text:span><text:span text:style-name="Source_20_Text"><text:span text:style-name="T7"> <text:s text:c="12"/></text:span></text:span><text:span text:style-name="Source_20_Text"><text:span text:style-name="T2">F</text:span></text:span><text:span text:style-name="Source_20_Text"><text:span text:style-name="T7"> <text:s text:c="11"/></text:span></text:span><text:span text:style-name="Source_20_Text"><text:span text:style-name="T2">G</text:span></text:span></text:p>
      <text:p text:style-name="P6"><text:span text:style-name="Source_20_Text"><text:span text:style-name="T7">A light hits the gloom on the grey</text:span></text:span></text:p>
      <text:p text:style-name="P6"><text:span text:style-name="Source_20_Text"><text:span text:style-name="T5"/></text:span></text:p>
      <text:p text:style-name="Preformatted_20_Text"><text:span text:style-name="Source_20_Text"><text:span text:style-name="T5"><text:s text:c="10"/></text:span></text:span><text:span text:style-name="Source_20_Text"><text:span text:style-name="T1">Gm</text:span></text:span><text:span text:style-name="Source_20_Text"><text:span text:style-name="T6"> <text:s text:c="14"/></text:span></text:span><text:span text:style-name="Source_20_Text"><text:span text:style-name="T1">F</text:span></text:span><text:span text:style-name="Source_20_Text"><text:span text:style-name="T6"> <text:s text:c="13"/></text:span></text:span><text:span text:style-name="Source_20_Text"><text:span text:style-name="T1">G</text:span></text:span></text:p>
      <text:p text:style-name="Preformatted_20_Text"><text:span text:style-name="Source_20_Text"><text:span text:style-name="T6">Ba ya <text:s text:c="4"/>ya <text:s text:c="5"/>ba da <text:s text:c="3"/>ba <text:s text:c="3"/>da da <text:s text:c="3"/>da <text:s text:c="3"/>Ba ya ya ba ya</text:span></text:span></text:p>
      <text:p text:style-name="P2"/>
      <text:p text:style-name="Preformatted_20_Text"><text:span text:style-name="Source_20_Text"><text:span text:style-name="T6">(</text:span></text:span><text:span text:style-name="Source_20_Text"><text:span text:style-name="T1">G</text:span></text:span><text:span text:style-name="Source_20_Text"><text:span text:style-name="T6">) <text:s text:c="31"/></text:span></text:span><text:span text:style-name="Source_20_Text"><text:span text:style-name="T1">Eb</text:span></text:span><text:span text:style-name="Source_20_Text"><text:span text:style-name="T6"> <text:s text:c="11"/></text:span></text:span><text:span text:style-name="Source_20_Text"><text:span text:style-name="T1">F</text:span></text:span><text:span text:style-name="Source_20_Text"><text:span text:style-name="T6"> <text:s text:c="10"/></text:span></text:span><text:span text:style-name="Source_20_Text"><text:span text:style-name="T1">G</text:span></text:span></text:p>
      <text:p text:style-name="Preformatted_20_Text"><text:span text:style-name="Source_20_Text"><text:span text:style-name="T5"><text:s text:c="7"/></text:span></text:span><text:span text:style-name="Source_20_Text"><text:span text:style-name="T6">There is so much a man can <text:s/>tell <text:s/>you, so much he can say</text:span></text:span></text:p>
      <text:p text:style-name="Preformatted_20_Text"><text:span text:style-name="Source_20_Text"><text:span text:style-name="T5"><text:s text:c="14"/></text:span></text:span><text:span text:style-name="Source_20_Text"><text:span text:style-name="T1">Eb</text:span></text:span><text:span text:style-name="Source_20_Text"><text:span text:style-name="T6"> <text:s text:c="10"/></text:span></text:span><text:span text:style-name="Source_20_Text"><text:span text:style-name="T1">F</text:span></text:span><text:span text:style-name="Source_20_Text"><text:span text:style-name="T6"> <text:s text:c="13"/></text:span></text:span><text:span text:style-name="Source_20_Text"><text:span text:style-name="T1">G</text:span></text:span></text:p>
      <text:p text:style-name="Preformatted_20_Text"><text:span text:style-name="Source_20_Text"><text:span text:style-name="T6">You remain my pow - er, my plea -sure, my pain</text:span></text:span></text:p>
      <text:p text:style-name="Preformatted_20_Text"><text:span text:style-name="Source_20_Text"><text:span text:style-name="T5"><text:s text:c="10"/></text:span></text:span><text:span text:style-name="Source_20_Text"><text:span text:style-name="T1">Eb</text:span></text:span><text:span text:style-name="Source_20_Text"><text:span text:style-name="T6"> <text:s text:c="26"/></text:span></text:span><text:span text:style-name="Source_20_Text"><text:span text:style-name="T1">F</text:span></text:span><text:span text:style-name="Source_20_Text"><text:span text:style-name="T6"> <text:s text:c="22"/></text:span></text:span><text:span text:style-name="Source_20_Text"><text:span text:style-name="T1">G</text:span></text:span></text:p>
      <text:p text:style-name="Preformatted_20_Text"><text:span text:style-name="Source_20_Text"><text:span text:style-name="T6">Baby, to <text:s/>me <text:s text:c="2"/>you're like growin</text:span></text:span><text:span text:style-name="Source_20_Text"><text:span text:style-name="T10">'</text:span></text:span><text:span text:style-name="Source_20_Text"><text:span text:style-name="T6"> ad-dic-tion that I can't de-ny</text:span></text:span></text:p>
      <text:p text:style-name="Preformatted_20_Text"><text:span text:style-name="Source_20_Text"><text:span text:style-name="T5"><text:s text:c="27"/></text:span></text:span><text:span text:style-name="Source_20_Text"><text:span text:style-name="T1">Eb</text:span></text:span><text:span text:style-name="Source_20_Text"><text:span text:style-name="T6"> <text:s text:c="16"/></text:span></text:span><text:span text:style-name="Source_20_Text"><text:span text:style-name="T1">F</text:span></text:span></text:p>
      <text:p text:style-name="Preformatted_20_Text"><text:span text:style-name="Source_20_Text"><text:span text:style-name="T6">Won't you tell me, is that heal-thy baby?</text:span></text:span></text:p>
      <text:p text:style-name="Preformatted_20_Text"><text:span text:style-name="Source_20_Text"><text:span text:style-name="T5"><text:s text:c="12"/></text:span></text:span><text:span text:style-name="Source_20_Text"><text:span text:style-name="T1">G</text:span></text:span><text:span text:style-name="Source_20_Text"><text:span text:style-name="T6"> <text:s text:c="17"/></text:span></text:span><text:span text:style-name="Source_20_Text"><text:span text:style-name="T1">Gm</text:span></text:span></text:p>
      <text:p text:style-name="Preformatted_20_Text"><text:span text:style-name="Source_20_Text"><text:span text:style-name="T6">But did you know, that when it snows</text:span></text:span></text:p>
      <text:p text:style-name="Preformatted_20_Text"><text:span text:style-name="Source_20_Text"><text:span text:style-name="T5"><text:s text:c="3"/></text:span></text:span><text:span text:style-name="Source_20_Text"><text:span text:style-name="T1">Eb</text:span></text:span><text:span text:style-name="Source_20_Text"><text:span text:style-name="T6"> <text:s text:c="9"/></text:span></text:span><text:span text:style-name="Source_20_Text"><text:span text:style-name="T1">F</text:span></text:span><text:span text:style-name="Source_20_Text"><text:span text:style-name="T6"> <text:s text:c="12"/></text:span></text:span><text:span text:style-name="Source_20_Text"><text:span text:style-name="T1">Eb</text:span></text:span><text:span text:style-name="Source_20_Text"><text:span text:style-name="T6"> <text:s text:c="12"/></text:span></text:span><text:span text:style-name="Source_20_Text"><text:span text:style-name="T1">F</text:span></text:span><text:span text:style-name="Source_20_Text"><text:span text:style-name="T6"> <text:s text:c="13"/></text:span></text:span><text:span text:style-name="Source_20_Text"><text:span text:style-name="T1">G</text:span></text:span></text:p>
      <text:p text:style-name="Preformatted_20_Text"><text:span text:style-name="Source_20_Text"><text:span text:style-name="T6">My eyes become large and the light that you shine can't be seen</text:span></text:span></text:p>
      <text:p text:style-name="P6"><text:span text:style-name="Source_20_Text"><text:span text:style-name="T11"><text:s/></text:span></text:span></text:p>
      <text:p text:style-name="P7"><text:span text:style-name="Source_20_Text"><text:span text:style-name="T8">Chorus</text:span></text:span></text:p>
      <text:p text:style-name="P2"/>
      <text:p text:style-name="Preformatted_20_Text"><text:span text:style-name="Source_20_Text"><text:span text:style-name="T1">Eb</text:span></text:span><text:span text:style-name="Source_20_Text"><text:span text:style-name="T6"> <text:s/></text:span></text:span><text:span text:style-name="Source_20_Text"><text:span text:style-name="T1">F</text:span></text:span><text:span text:style-name="Source_20_Text"><text:span text:style-name="T6"> <text:s/></text:span></text:span><text:span text:style-name="Source_20_Text"><text:span text:style-name="T1">Eb</text:span></text:span><text:span text:style-name="Source_20_Text"><text:span text:style-name="T6"> <text:s/></text:span></text:span><text:span text:style-name="Source_20_Text"><text:span text:style-name="T1">F</text:span></text:span></text:p>
      <text:p text:style-name="P4"><text:span text:style-name="Source_20_Text"><text:span text:style-name="T1">F</text:span></text:span><text:span text:style-name="Source_20_Text"><text:span text:style-name="T6"> <text:s text:c="7"/></text:span></text:span><text:span text:style-name="Source_20_Text"><text:span text:style-name="T1">C/F</text:span></text:span><text:span text:style-name="Source_20_Text"><text:span text:style-name="T6"> <text:s text:c="5"/></text:span></text:span><text:span text:style-name="Source_20_Text"><text:span text:style-name="T1">C</text:span></text:span><text:span text:style-name="Source_20_Text"><text:span text:style-name="T6"> <text:s text:c="11"/></text:span></text:span><text:span text:style-name="Source_20_Text"><text:span text:style-name="T1">Bb</text:span></text:span><text:span text:style-name="Source_20_Text"><text:span text:style-name="T6"> <text:s text:c="10"/></text:span></text:span><text:span text:style-name="Source_20_Text"><text:span text:style-name="T1">F <text:s text:c="10"/></text:span></text:span><text:span text:style-name="Source_20_Text"><text:span text:style-name="T3">|4G</text:span></text:span></text:p>
      <text:p text:style-name="P4"><text:span text:style-name="Source_20_Text"><text:span text:style-name="T1">I've <text:s text:c="3"/>been <text:s text:c="5"/>kissed by a <text:s/>rose <text:s/>on the grey <text:s/></text:span></text:span><text:span text:style-name="Source_20_Text"><text:span text:style-name="T3">|x4</text:span></text:span></text:p>
      <text:p text:style-name="Preformatted_20_Text"><text:span text:style-name="Source_20_Text"><text:span text:style-name="T5"/></text:span></text:p>
      <text:p text:style-name="P5"><text:span text:style-name="Source_20_Text"><text:span text:style-name="T16">Verse 2</text:span></text:span></text:p>
      <text:p text:style-name="P5"><text:span text:style-name="Source_20_Text"><text:span text:style-name="T16"><text:tab/><text:tab/></text:span></text:span></text:p>
      <text:p text:style-name="P5"><text:span text:style-name="Source_20_Text"><text:span text:style-name="T12"><text:tab/><text:tab/>Chorus </text:span></text:span></text:p>
      <text:p text:style-name="P5"><text:span text:style-name="Source_20_Text"><text:span text:style-name="T12"><text:tab/><text:tab/>Chorus </text:span></text:span></text:p>
      <text:p text:style-name="P5"><text:span text:style-name="Source_20_Text"><text:span text:style-name="T12"><text:tab/><text:tab/></text:span></text:span><text:span text:style-name="Source_20_Text"><text:span text:style-name="T9">And now that your rose is in bloom</text:span></text:span></text:p>
      <text:p text:style-name="P5"><text:span text:style-name="Source_20_Text"><text:span text:style-name="T9"><text:tab/><text:tab/>A light hits the gloom on the grey</text:span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" svg:font-family="Mono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65cm" fo:margin-bottom="1.48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utzer </meta:initial-creator>
    <meta:creation-date>2016-07-21T14:00:35.615828925</meta:creation-date>
    <dc:date>2020-12-31T15:36:15.952000000</dc:date>
    <meta:editing-duration>PT6H52M15S</meta:editing-duration>
    <meta:editing-cycles>11</meta:editing-cycles>
    <meta:generator>LibreOffice/5.0.6.3$Windows_x86 LibreOffice_project/490fc03b25318460cfc54456516ea2519c11d1aa</meta:generator>
    <meta:document-statistic meta:table-count="0" meta:image-count="0" meta:object-count="0" meta:page-count="1" meta:paragraph-count="47" meta:word-count="312" meta:character-count="2093" meta:non-whitespace-character-count="965"/>
  </office:meta>
</office:document-meta>
</file>